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taglia</text:p>
          </table:table-cell>
          <table:table-cell office:value-type="string">
            <text:p>colore</text:p>
          </table:table-cell>
          <table:table-cell office:value-type="string">
            <text:p>prezz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office:value-type="string">
            <text:p>bianco</text:p>
          </table:table-cell>
          <table:table-cell office:value-type="string">
            <text:p>4.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bianco</text:p>
          </table:table-cell>
          <table:table-cell office:value-type="string">
            <text:p>19.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L</text:p>
          </table:table-cell>
          <table:table-cell office:value-type="string">
            <text:p>bianco</text:p>
          </table:table-cell>
          <table:table-cell office:value-type="string">
            <text:p>12.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L</text:p>
          </table:table-cell>
          <table:table-cell office:value-type="string">
            <text:p>bianco</text:p>
          </table:table-cell>
          <table:table-cell office:value-type="string">
            <text:p>14.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string">
            <text:p>bianco</text:p>
          </table:table-cell>
          <table:table-cell office:value-type="string">
            <text:p>14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verde</text:p>
          </table:table-cell>
          <table:table-cell office:value-type="string">
            <text:p>7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verde</text:p>
          </table:table-cell>
          <table:table-cell office:value-type="string">
            <text:p>4.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</text:p>
          </table:table-cell>
          <table:table-cell office:value-type="string">
            <text:p>verde</text:p>
          </table:table-cell>
          <table:table-cell office:value-type="string">
            <text:p>12.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L</text:p>
          </table:table-cell>
          <table:table-cell office:value-type="string">
            <text:p>bianco</text:p>
          </table:table-cell>
          <table:table-cell office:value-type="string">
            <text:p>12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string">
            <text:p>verde</text:p>
          </table:table-cell>
          <table:table-cell office:value-type="string">
            <text:p>19.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/12/2021</text:date>, <text:time>14.28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OpenOffice/4.1.9$Win32 OpenOffice.org_project/419m1$Build-9805</meta:generator>
  </office:meta>
</office:document-meta>
</file>